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c6fb5" officeooo:paragraph-rsid="001c6fb5"/>
    </style:style>
    <style:style style:name="P3" style:family="paragraph" style:parent-style-name="Text_20_body" style:list-style-name="L1">
      <style:text-properties officeooo:rsid="002c4d86" officeooo:paragraph-rsid="002c4d86"/>
    </style:style>
    <style:style style:name="T1" style:family="text">
      <style:text-properties officeooo:rsid="0021be0a"/>
    </style:style>
    <style:style style:name="T2" style:family="text">
      <style:text-properties officeooo:rsid="0022ad38"/>
    </style:style>
    <style:style style:name="T3" style:family="text">
      <style:text-properties officeooo:rsid="0023734c"/>
    </style:style>
    <style:style style:name="T4" style:family="text">
      <style:text-properties officeooo:rsid="0023dd92"/>
    </style:style>
    <style:style style:name="T5" style:family="text">
      <style:text-properties officeooo:rsid="0024cec6"/>
    </style:style>
    <style:style style:name="T6" style:family="text">
      <style:text-properties officeooo:rsid="0027ef93"/>
    </style:style>
    <style:style style:name="T7" style:family="text">
      <style:text-properties officeooo:rsid="002ddd78"/>
    </style:style>
    <style:style style:name="T8" style:family="text">
      <style:text-properties officeooo:rsid="002e69f2"/>
    </style:style>
    <style:style style:name="T9" style:family="text">
      <style:text-properties officeooo:rsid="002e8acf"/>
    </style:style>
    <style:style style:name="T10" style:family="text">
      <style:text-properties officeooo:rsid="002f9aa1"/>
    </style:style>
    <style:style style:name="T11" style:family="text">
      <style:text-properties officeooo:rsid="0032ca17"/>
    </style:style>
    <style:style style:name="T12" style:family="text">
      <style:text-properties officeooo:rsid="00342138"/>
    </style:style>
    <style:style style:name="T13" style:family="text">
      <style:text-properties officeooo:rsid="0036396b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mans 8:18-30</text:h>
      <text:h text:style-name="Heading_20_2" text:outline-level="2"><text:bookmark text:name="en-GNT-31169"/>The Future Glory</text:h>
      <text:list xml:id="list3472963616" text:style-name="L1">
        <text:list-item>
          <text:p text:style-name="P1">I consider that what we suffer at this present time cannot be compared at all with the glory that is going to be revealed to us. <text:bookmark text:name="en-GNT-31170"/>All of creation waits with eager longing for God to reveal his children.<text:bookmark text:name="en-GNT-31171"/> For creation was condemned to lose its purpose, not of its own will, but because God willed it to be so. Yet there was the hope <text:bookmark text:name="en-GNT-31172"/>that creation itself would one day be set free from its slavery to decay and would share the glorious freedom of the children of God. <text:bookmark text:name="en-GNT-31173"/>For we know that up to the present time all of creation groans with pain, like the pain of childbirth. <text:bookmark text:name="en-GNT-31174"/>But it is not just creation alone which groans; we who have the Spirit as the first of God's gifts also groan within ourselves as we wait for God to make us his children and set our whole being free. <text:bookmark text:name="en-GNT-31175"/>For it was by hope that we were saved; but if we see what we hope for, then it is not really hope. For who of us hopes for something we see? <text:bookmark text:name="en-GNT-31176"/>But if we hope for what we do not see, we wait for it with patience.<text:bookmark text:name="en-GNT-31177"/> In the same way the Spirit also comes to help us, weak as we are. For we do not know how we ought to pray; the Spirit himself pleads with God for us in groans that words cannot express. <text:bookmark text:name="en-GNT-31178"/>And God, who sees into our hearts, knows what the thought of the Spirit is; because the Spirit pleads with God on behalf of his people and in accordance with his will.<text:bookmark text:name="en-GNT-31179"/> We know that in all things God works for good with those who love him, those whom he has called according to his purpose. <text:bookmark text:name="en-GNT-31180"/>Those whom God had already chosen he also set apart to become like his Son, so that the Son would be the first among many believers. <text:bookmark text:name="en-GNT-31181"/>And so those whom God set apart, he called; and those he called, he put right with himself, and he shared his glory with them.</text:p>
        </text:list-item>
        <text:list-item>
          <text:p text:style-name="P2">Th<text:span text:style-name="T1">is world we live in is going to end according to God’s will. All the pain we suffer is nothing compared to the glory that God will reveal to us, </text:span><text:span text:style-name="T3">hence, we should be faithful being</text:span><text:span text:style-name="T5">s so as </text:span><text:span text:style-name="T3">to recieve this glory</text:span><text:span text:style-name="T1">. </text:span><text:span text:style-name="T2">All creation waits eagerly for God to reveal his children </text:span><text:span text:style-name="T4">and more so those who have the Spirit wait the more eargely to be made God’s children. </text:span><text:span text:style-name="T9">So whilst </text:span><text:span text:style-name="T10">all creation</text:span><text:span text:style-name="T9"> </text:span><text:span text:style-name="T10">a</text:span><text:span text:style-name="T9">wait</text:span><text:span text:style-name="T10">s</text:span><text:span text:style-name="T9"> for God’s children to be announced there are those who </text:span><text:span text:style-name="T10">a</text:span><text:span text:style-name="T9">wait to be made God’s children: which are we? </text:span><text:span text:style-name="T6">When we’ve faith in Christ and live according to the instructions he left us, we’ll receive God’s gift of the Spirit.</text:span></text:p>
        </text:list-item>
        <text:list-item>
          <text:p text:style-name="P3">We live with hope that God will make us his children and share with us his glory; this hope should help us do our best to live according to his commands. We humans are weak, we lack knowledge and we fall sho<text:span text:style-name="T11">r</text:span>t of God’s high standards, hence, God has given us his spirit that empowers/<text:span text:style-name="T12">strengthens/helps</text:span> us. <text:span text:style-name="T7">We don’t know how to pray, the spirit intecedes on our behalf; the spirit strengthens us were we lack and is our helper always. </text:span><text:span text:style-name="T8">Through the spirit God knows what’s in our hearts and thoughts </text:span><text:span text:style-name="T13">and he</text:span><text:span text:style-name="T8"> makes all things work well for those who </text:span><text:span text:style-name="T13">truly </text:span><text:span text:style-name="T8">love him. He has also chosen his people, set them apart to be like his Son, put them right with him and shared his glory with the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07:55:52.378779190</meta:creation-date>
    <dc:date>2021-08-05T10:06:20.035084528</dc:date>
    <meta:editing-duration>PT1H18M44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95" meta:character-count="3033" meta:non-whitespace-character-count="2446"/>
  </office:meta>
</office:document-meta>
</file>